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fef5d" officeooo:paragraph-rsid="000fef5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ll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it" fo:country="IT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7T13:57:11.983000000</dc:date>
    <meta:editing-duration>PT6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4.3.2$Windows_X86_64 LibreOffice_project/1048a8393ae2eeec98dff31b5c133c5f1d08b890</meta:generator>
  </office:meta>
</office:document-meta>
</file>